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0326276EB0A.jpg"/>
  <manifest:file-entry manifest:media-type="image/jpeg" manifest:full-path="Pictures/100000000000032000000087F003428E.jpg"/>
  <manifest:file-entry manifest:media-type="image/png" manifest:full-path="Pictures/1000000000000113000000E5DB269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Title1-notes">
      <style:graphic-properties draw:stroke="none" draw:fill="none" draw:fill-color="#ffffff" draw:auto-grow-height="true" fo:min-height="11.428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13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3.24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notes">
      <style:graphic-properties draw:stroke="none" draw:fill="none" draw:fill-color="#ffffff" draw:auto-grow-height="true" fo:min-height="11.428cm"/>
    </style:style>
    <style:style style:name="pr5" style:family="presentation" style:parent-style-name="Default-title">
      <style:graphic-properties fo:min-height="1.131cm"/>
    </style:style>
    <style:style style:name="pr6" style:family="presentation" style:parent-style-name="Default-outline1">
      <style:graphic-properties fo:min-height="12.998cm"/>
    </style:style>
    <style:style style:name="pr7" style:family="presentation" style:parent-style-name="Default-notes">
      <style:graphic-properties draw:fill-color="#ffffff" fo:min-height="11.177cm"/>
    </style:style>
    <style:style style:name="pr8" style:family="presentation" style:parent-style-name="Default-outline1" style:list-style-name="L4">
      <style:graphic-properties fo:min-height="12.998cm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01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38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margin-top="0.176cm" fo:margin-bottom="0.176cm" fo:text-indent="0cm" style:punctuation-wrap="simple" style:line-break="normal"/>
    </style:style>
    <style:style style:name="P4" style:family="paragraph">
      <style:paragraph-properties fo:margin-left="0cm" fo:margin-right="0cm" fo:margin-top="0.198cm" fo:margin-bottom="0.119cm" fo:text-indent="0cm" style:punctuation-wrap="simple" style:line-break="normal"/>
    </style:style>
    <style:style style:name="P5" style:family="paragraph">
      <style:paragraph-properties fo:margin-left="1.979cm" fo:margin-right="0cm" fo:margin-top="0.198cm" fo:margin-bottom="0.119cm" fo:text-indent="-0.687cm" style:punctuation-wrap="simple" style:line-break="normal"/>
    </style:style>
    <style:style style:name="P6" style:family="paragraph">
      <style:paragraph-properties fo:margin-left="0.635cm" fo:margin-right="0cm" fo:margin-top="0.176cm" fo:margin-bottom="0.176cm" fo:text-indent="-0.635cm" style:punctuation-wrap="simple" style:line-break="normal"/>
    </style:style>
    <style:style style:name="P7" style:family="paragraph">
      <style:paragraph-properties fo:margin-left="0cm" fo:margin-right="0cm" fo:margin-top="0.176cm" fo:margin-bottom="0.176cm" fo:text-indent="0cm" style:punctuation-wrap="simple" style:line-break="normal" style:writing-mode="lr-tb" style:font-independent-line-spacing="true"/>
    </style:style>
    <style:style style:name="T1" style:family="text">
      <style:text-properties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">
        <style:list-level-properties text:min-label-width="0.635cm"/>
        <style:text-properties fo:font-family="StarSymbol" style:font-charset="x-symbol" fo:color="#000066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">
        <style:list-level-properties text:space-before="1.292cm" text:min-label-width="0.687cm"/>
        <style:text-properties fo:font-family="Wingdings" style:font-pitch="variable" style:font-charset="x-symbol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66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use-date-time-name="dtd1">
        <draw:custom-shape draw:style-name="gr1" draw:text-style-name="P1" draw:layer="layout" svg:width="22.097cm" svg:height="4.084cm" svg:x="1.098cm" svg:y="7.042cm">
          <text:p/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7.78cm" svg:height="3.845cm" svg:x="5.415cm" svg:y="11.28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1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draw:frame presentation:style-name="pr2" draw:text-style-name="P1" draw:layer="layout" svg:width="20.249cm" svg:height="1.394cm" svg:x="0.449cm" svg:y="1.525cm" presentation:class="title" presentation:user-transformed="true">
          <draw:text-box>
            <text:list text:style-name="L1">
              <text:list-header>
                <text:p text:style-name="P2"><text:span text:style-name="T1">APT – Annotation Processing Tool</text:span></text:p>
              </text:list-header>
            </text:list>
          </draw:text-box>
        </draw:frame>
        <draw:frame presentation:style-name="pr3" draw:text-style-name="P7" draw:layer="layout" svg:width="22cm" svg:height="16.263cm" svg:x="2cm" svg:y="4cm" presentation:class="outline" presentation:user-transformed="true">
          <draw:text-box>
            <text:list text:style-name="L2">
              <text:list-item>
                <text:p text:style-name="P3"><text:span text:style-name="T1">APT annotations processor (javax.annotation.processing)</text:span></text:p>
              </text:list-item>
            </text:list>
            <text:list text:style-name="L3">
              <text:list-item>
                <text:list>
                  <text:list-item>
                    <text:p><text:span text:style-name="T1">Hooks in at compile time using a service file</text:span></text:p>
                    <text:list>
                      <text:list-item>
                        <text:p><text:span text:style-name="T1">javax.annotation.processing.Processor</text:span></text:p>
                      </text:list-item>
                    </text:list>
                  </text:list-item>
                  <text:list-item>
                    <text:p><text:span text:style-name="T1">org.eclipse.persistence.internal.jpa.modelgen.CanonicalModelProcessor</text:span></text:p>
                    <text:list>
                      <text:list-item>
                        <text:p><text:span text:style-name="T1">Extends javax.annotation.processing.AbstractProcessor</text:span></text:p>
                      </text:list-item>
                      <text:list-item>
                        <text:p><text:span text:style-name="T1">Must implement the process metho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PT mirror factory (javax.lang.model)</text:span></text:p>
              </text:list-item>
            </text:list>
            <text:list text:style-name="L4">
              <text:list-item>
                <text:list>
                  <text:list-item>
                    <text:p><text:span text:style-name="T1">Uses APT's Mirror API to create MetadataClass</text:span></text:p>
                  </text:list-item>
                  <text:list-item>
                    <text:p><text:span text:style-name="T1">Dealing with compile round Elements, TypeMirrors etc.</text:span></text:p>
                  </text:list-item>
                  <text:list-item>
                    <text:p><text:span text:style-name="T1">org.eclipse.persistence.internal.jpa.modelgen.MetadataMirrorFactor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4"><text:span text:style-name="T1"/></text:p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 text:style-name="P5"><text:span text:style-name="T1"/></text:p>
                  </text:list-header>
                </text:list>
              </text:list-item>
            </text:list>
            <text:list text:style-name="L8">
              <text:list-header>
                <text:p text:style-name="P6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draw:frame presentation:style-name="pr5" draw:layer="layout" svg:width="20.245cm" svg:height="1.391cm" svg:x="0.449cm" svg:y="1.526cm" presentation:class="title" presentation:user-transformed="true">
          <draw:text-box>
            <text:p>Leveraging the JPA metadata processing</text:p>
          </draw:text-box>
        </draw:frame>
        <draw:frame presentation:style-name="pr6" draw:layer="layout" svg:width="21.598cm" svg:height="13.777cm" svg:x="1.901cm" svg:y="4.125cm" presentation:class="outline" presentation:user-transformed="true">
          <draw:text-box>
            <text:list text:style-name="L4">
              <text:list-item>
                <text:p><text:span text:style-name="T1"><text:s/></text:span><text:span text:style-name="T1">Use a paired down OX mapping project to read the persistence.xml</text:span></text:p>
                <text:list>
                  <text:list-item>
                    <text:p><text:span text:style-name="T1">Persistence unit name</text:span></text:p>
                  </text:list-item>
                  <text:list-item>
                    <text:p><text:span text:style-name="T1">Exclude unlisted classes</text:span></text:p>
                  </text:list-item>
                  <text:list-item>
                    <text:p><text:span text:style-name="T1">Class</text:span></text:p>
                  </text:list-item>
                  <text:list-item>
                    <text:p><text:span text:style-name="T1">Mapping files</text:span></text:p>
                  </text:list-item>
                  <text:list-item>
                    <text:p><text:span text:style-name="T1">Properties</text:span></text:p>
                  </text:list-item>
                </text:list>
              </text:list-item>
              <text:list-item>
                <text:p><text:span text:style-name="T1"><text:s/></text:span><text:span text:style-name="T1">Create a MetadataProject per persistence unit and re-used the initialization code.</text:span></text:p>
              </text:list-item>
              <text:list-item>
                <text:p><text:span text:style-name="T1"><text:s/></text:span><text:span text:style-name="T1">Use APT API roundEnvironment.getElementsAnnotatedWith(Entity.class)</text:span></text:p>
              </text:list-item>
              <text:list-item>
                <text:p><text:span text:style-name="T1"><text:s/></text:span><text:span text:style-name="T1">Require one metadata processing stage</text:span></text:p>
                <text:list>
                  <text:list-item>
                    <text:p><text:span text:style-name="T1">preProcessForCanonicalModel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" presentation:class="page"/>
          <draw:frame presentation:style-name="pr7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draw:frame presentation:style-name="pr5" draw:layer="layout" svg:width="20.245cm" svg:height="2.393cm" svg:x="0.449cm" svg:y="1.526cm" presentation:class="title" presentation:user-transformed="true">
          <draw:text-box>
            <text:p>Benefits of leveraging JPA metadata processing code</text:p>
          </draw:text-box>
        </draw:frame>
        <draw:frame presentation:style-name="pr8" draw:layer="layout" svg:width="21.598cm" svg:height="13.258cm" svg:x="1.901cm" svg:y="4.025cm" presentation:class="outline">
          <draw:text-box>
            <text:list text:style-name="L4">
              <text:list-item>
                <text:p><text:span text:style-name="T1"><text:s/></text:span><text:span text:style-name="T1">Adheres to JPA specification rules</text:span></text:p>
              </text:list-item>
              <text:list-item>
                <text:p><text:span text:style-name="T1"><text:s/></text:span><text:span text:style-name="T1">XML mapping file merging and overriding</text:span></text:p>
              </text:list-item>
              <text:list-item>
                <text:p><text:span text:style-name="T1"><text:s/></text:span><text:span text:style-name="T1">Full annotation and xml processing of entities, embeddables and mapped superclasses. </text:span></text:p>
              </text:list-item>
              <text:list-item>
                <text:p><text:span text:style-name="T1"><text:s/></text:span><text:span text:style-name="T1">Full support of EclipseLink extensions, including annotations and eclipselink-orm.xml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4" presentation:class="page"/>
          <draw:frame presentation:style-name="pr7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draw:frame presentation:style-name="pr2" draw:text-style-name="P1" draw:layer="layout" svg:width="20.249cm" svg:height="1.394cm" svg:x="0.449cm" svg:y="1.525cm" presentation:class="title" presentation:user-transformed="true">
          <draw:text-box>
            <text:list text:style-name="L1">
              <text:list-header>
                <text:p text:style-name="P2"><text:span text:style-name="T1">Downfalls of using APT</text:span></text:p>
              </text:list-header>
            </text:list>
          </draw:text-box>
        </draw:frame>
        <draw:frame presentation:style-name="pr9" draw:text-style-name="P1" draw:layer="layout" svg:width="21.603cm" svg:height="13.261cm" svg:x="1.9cm" svg:y="4.026cm" presentation:class="outline" presentation:user-transformed="true">
          <draw:text-box>
            <text:list text:style-name="L2">
              <text:list-item>
                <text:p text:style-name="P3"><text:span text:style-name="T1">Hard to debug</text:span></text:p>
                <text:list>
                  <text:list-item>
                    <text:p><text:span text:style-name="T1">Use APT's printMessage calls</text:span></text:p>
                  </text:list-item>
                </text:list>
              </text:list-item>
              <text:list-item>
                <text:p><text:span text:style-name="T1">Little documentation on the API</text:span></text:p>
              </text:list-item>
              <text:list-item>
                <text:p><text:span text:style-name="T1">In a dynamic settings processing is expensive and repeated</text:span></text:p>
                <text:list>
                  <text:list-item>
                    <text:p><text:span text:style-name="T1">XML is read each compile round</text:span></text:p>
                  </text:list-item>
                  <text:list-item>
                    <text:p><text:span text:style-name="T1">Need to do more work to remember what we did the previous compile round.</text:span></text:p>
                  </text:list-item>
                </text:list>
                <text:p><text:span text:style-name="T1"/></text:p>
              </text:list-item>
            </text:list>
            <text:list text:style-name="L7">
              <text:list-item>
                <text:list>
                  <text:list-header>
                    <text:p text:style-name="P5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draw:frame presentation:style-name="pr10" draw:text-style-name="P1" draw:layer="layout" svg:width="20.249cm" svg:height="1.646cm" svg:x="0.449cm" svg:y="1.525cm" presentation:class="title" presentation:user-transformed="true">
          <draw:text-box>
            <text:list text:style-name="L1">
              <text:list-header>
                <text:p text:style-name="P2"><text:span text:style-name="T1">CanonicalModelProcessor</text:span></text:p>
              </text:list-header>
            </text:list>
          </draw:text-box>
        </draw:frame>
        <draw:frame presentation:style-name="pr9" draw:text-style-name="P1" draw:layer="layout" svg:width="21.603cm" svg:height="15.615cm" svg:x="1.897cm" svg:y="4cm" presentation:class="outline" presentation:user-transformed="true">
          <draw:text-box>
            <text:list text:style-name="L2">
              <text:list-item>
                <text:p text:style-name="P3"><text:span text:style-name="T1">Requires a persistence.xml file is required. </text:span></text:p>
              </text:list-item>
            </text:list>
            <text:list text:style-name="L3">
              <text:list-item>
                <text:list>
                  <text:list-item>
                    <text:p><text:span text:style-name="T1">Default is META-INF/persistence.xml</text:span></text:p>
                  </text:list-item>
                </text:list>
              </text:list-item>
              <text:list-item>
                <text:p><text:span text:style-name="T1">Required on the classpath</text:span></text:p>
                <text:list>
                  <text:list-item>
                    <text:p><text:span text:style-name="T1">eclipselink.jar</text:span></text:p>
                  </text:list-item>
                  <text:list-item>
                    <text:p><text:span text:style-name="T1">javax.persistence 2.0 jar</text:span></text:p>
                  </text:list-item>
                  <text:list-item>
                    <text:p><text:span text:style-name="T1">Service file</text:span></text:p>
                  </text:list-item>
                </text:list>
              </text:list-item>
              <text:list-item>
                <text:p><text:span text:style-name="T1">Can use the following properties (-A options)</text:span></text:p>
              </text:list-item>
            </text:list>
            <text:list text:style-name="L4">
              <text:list-item>
                <text:list>
                  <text:list-item>
                    <text:p><text:span text:style-name="T1">eclipselink.persistencexml</text:span></text:p>
                  </text:list-item>
                  <text:list-item>
                    <text:p>eclipselink.persistenceunits</text:p>
                  </text:list-item>
                  <text:list-item>
                    <text:p>eclipselink.canonicalmodel.prefix</text:p>
                  </text:list-item>
                  <text:list-item>
                    <text:p>ecipselink.canonicalmodel.suffix</text:p>
                  </text:list-item>
                  <text:list-item>
                    <text:p>eclipselink.canonicalmodel.subpackage</text:p>
                  </text:list-item>
                </text:list>
              </text:list-item>
            </text:list>
            <text:list text:style-name="L5">
              <text:list-item>
                <text:p><text:span text:style-name="T1"/></text:p>
              </text:list-item>
            </text:list>
            <text:list text:style-name="L2">
              <text:list-header>
                <text:p text:style-name="P3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4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draw:frame presentation:style-name="pr5" draw:layer="layout" svg:width="20.245cm" svg:height="1.391cm" svg:x="0.449cm" svg:y="1.526cm" presentation:class="title" presentation:user-transformed="true">
          <draw:text-box>
            <text:p>Demo</text:p>
          </draw:text-box>
        </draw:frame>
        <draw:frame presentation:style-name="pr6" draw:layer="layout" svg:width="21.598cm" svg:height="13.258cm" svg:x="1.901cm" svg:y="4.025cm" presentation:class="outline">
          <draw:text-box>
            <text:list text:style-name="L1">
              <text:list-item>
                <text:p/>
              </text:list-item>
            </text:list>
            <text:p/>
            <text:p/>
            <text:p/>
          </draw:text-box>
        </draw:frame>
        <presentation:notes draw:style-name="dp2">
          <draw:page-thumbnail draw:style-name="gr2" draw:layer="layout" svg:width="12.696cm" svg:height="9.522cm" svg:x="3.175cm" svg:y="1.904cm" draw:page-number="7" presentation:class="page"/>
          <draw:frame presentation:style-name="pr7" draw:layer="layout" svg:width="13.966cm" svg:height="11.17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05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05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line-through-style="none" style:text-position="0% 100%" fo:font-family="Arial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98cm" fo:margin-bottom="0.119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98cm" fo:margin-bottom="0.119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letter-kerning="true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1cm" fo:padding-bottom="0.051cm" fo:padding-left="0.051cm" fo:padding-right="0.051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3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 style:font-independent-line-spacing="true"/>
    </style:style>
    <style:style style:name="MP9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MP10" style:family="paragraph">
      <style:paragraph-properties fo:margin-left="0.952cm" fo:margin-right="0cm" fo:margin-top="0.114cm" fo:margin-bottom="0cm" fo:line-height="98%" fo:text-align="start" fo:text-indent="-0.948cm" style:punctuation-wrap="hanging" style:line-break="strict"/>
    </style:style>
    <style:style style:name="MP11" style:family="paragraph">
      <style:paragraph-properties fo:margin-left="0cm" fo:margin-right="0cm" fo:margin-top="0cm" fo:margin-bottom="0cm" fo:line-height="105%" fo:text-align="start" fo:text-indent="0cm" style:punctuation-wrap="hanging" style:line-break="stric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style:font-size-asian="10pt" style:font-size-complex="10pt"/>
    </style:style>
    <style:style style:name="MT3" style:family="text">
      <style:text-properties fo:language="en" fo:country="US"/>
    </style:style>
    <style:style style:name="MT4" style:family="text">
      <style:text-properties fo:color="#000000" fo:font-family="'Times New Roman'" style:font-family-generic="roman" style:font-pitch="variable" fo:font-size="12pt" fo:language="en" fo:country="US" style:font-family-asian="'Arial Unicode MS'" style:font-pitch-asian="variable" style:font-size-asian="12pt" style:font-family-complex="'Arial Unicode MS'" style:font-pitch-complex="variable" style:font-size-complex="12pt"/>
    </style:style>
    <style:style style:name="MT5" style:family="text">
      <style:text-properties fo:color="#ffffff" fo:font-size="13pt" fo:language="en" fo:country="US" style:font-size-asian="13pt" style:font-size-complex="13pt"/>
    </style:style>
    <style:style style:name="MT6" style:family="text">
      <style:text-properties fo:color="#ffffff" fo:font-family="'Times New Roman'" style:font-family-generic="roman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245cm" svg:height="1.381cm" svg:x="0.449cm" svg:y="1.526cm" presentation:class="title" presentation:placeholder="true">
        <draw:text-box/>
      </draw:frame>
      <draw:frame presentation:style-name="Default-outline1" draw:layer="backgroundobjects" svg:width="21.598cm" svg:height="13.248cm" svg:x="1.901cm" svg:y="4.025cm" presentation:class="outline" presentation:placeholder="true">
        <draw:text-box/>
      </draw:frame>
      <draw:frame draw:style-name="Mgr3" draw:text-style-name="M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Mgr4" draw:text-style-name="MP5" draw:layer="backgroundobjects" svg:width="18.274cm" svg:height="1.107cm" svg:x="0.428cm" svg:y="17.939cm">
        <text:list text:style-name="ML2">
          <text:list-header>
            <text:p text:style-name="MP4"><text:span text:style-name="MT2">Copyright ©2010 Oracle Corporation</text:span></text:p>
            <text:p text:style-name="MP4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5.922cm" svg:height="0.937cm" svg:x="19.2cm" svg:y="17.939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49cm" svg:height="3.206cm" svg:x="21.167cm" svg:y="0.423cm">
        <draw:image xlink:href="Pictures/1000000000000113000000E5DB2694FC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4" draw:text-style-name="MP5" draw:layer="backgroundobjects" svg:width="4.304cm" svg:height="0.684cm" svg:x="20.346cm" svg:y="18.053cm">
        <text:list text:style-name="ML2">
          <text:list-header>
            <text:p text:style-name="MP9"><text:span text:style-name="MT2">© 2002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5" draw:layer="backgroundobjects" svg:width="11.43cm" svg:height="0.851cm" svg:x="5.622cm" svg:y="17.295cm">
        <text:list text:style-name="ML2">
          <text:list-header>
            <text:p text:style-name="MP10"><text:span text:style-name="MT5">Confidential <text:s/>| <text:s/>Date <text:s/>| <text:s/>Other Information, if necessary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5.4cm" svg:height="2.522cm" svg:x="0cm" svg:y="16.528cm">
        <draw:image xlink:href="Pictures/100000000000032000000087F003428E.jpg" xlink:type="simple" xlink:show="embed" xlink:actuate="onLoad">
          <text:p/>
        </draw:image>
      </draw:frame>
      <draw:custom-shape draw:style-name="Mgr4" draw:text-style-name="MP5" draw:layer="backgroundobjects" svg:width="17.375cm" svg:height="0.811cm" svg:x="0.423cm" svg:y="16.722cm">
        <text:list text:style-name="ML2">
          <text:list-header>
            <text:p text:style-name="MP4"><text:span text:style-name="MT5">May 18, 2010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18.274cm" svg:height="1.149cm" svg:x="0.423cm" svg:y="17.948cm">
        <text:list text:style-name="ML2">
          <text:list-header>
            <text:p text:style-name="MP11"><text:span text:style-name="MT2">Copyright ©2010 Oracle Corporation</text:span></text:p>
            <text:p text:style-name="MP11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7.276cm" svg:height="6.059cm" svg:x="1.058cm" svg:y="0.847cm">
        <draw:image xlink:href="Pictures/1000000000000113000000E5DB2694FC.png" xlink:type="simple" xlink:show="embed" xlink:actuate="onLoad">
          <text:p/>
        </draw:image>
      </draw:frame>
      <draw:frame presentation:style-name="Title1-title" draw:layer="backgroundobjects" svg:width="20.245cm" svg:height="1.381cm" svg:x="0.449cm" svg:y="1.526cm" presentation:class="title" presentation:placeholder="true">
        <draw:text-box/>
      </draw:frame>
      <draw:frame presentation:style-name="Title1-outline1" draw:layer="backgroundobjects" svg:width="21.598cm" svg:height="13.248cm" svg:x="1.901cm" svg:y="4.025cm" presentation:class="outline" presentation:placeholder="true">
        <draw:text-box/>
      </draw:frame>
      <draw:frame presentation:style-name="Mpr3" draw:text-style-name="MP13" draw:layer="backgroundobjects" svg:width="5.922cm" svg:height="1.319cm" svg:x="19.121cm" svg:y="0.706cm" presentation:class="page-number">
        <draw:text-box>
          <text:list text:style-name="ML2">
            <text:list-header>
              <text:p text:style-name="MP12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8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meta:initial-creator>Doug Clarke</meta:initial-creator>
    <meta:creation-date>2010-05-13T22:15:19</meta:creation-date>
    <dc:creator>Guy Pelletier</dc:creator>
    <dc:date>2010-05-20T15:34:38.27</dc:date>
    <meta:editing-cycles>58</meta:editing-cycles>
    <meta:editing-duration>PT05H56M39S</meta:editing-duration>
    <meta:generator>Oracle_Open_Office/3.2$Win32 OpenOffice.org_project/320m12$Build-9483$CWS-native0pre</meta:generator>
    <meta:document-statistic meta:object-count="74"/>
  </office:meta>
</office:document-meta>
</file>